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5.334cm" presentation:class="title" presentation:user-transformed="true">
          <draw:text-box>
            <text:p>Physical and chemical energy storage in the subsurface</text:p>
          </draw:text-box>
        </draw:frame>
        <draw:frame presentation:style-name="pr2" draw:text-style-name="P1" draw:layer="layout" svg:width="25.199cm" svg:height="2.659cm" svg:x="1.4cm" svg:y="10.16cm" presentation:class="subtitle" presentation:user-transformed="true">
          <draw:text-box>
            <text:p>Ali A. Eftekhari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compressed air injection simulation is [almost] finished</text:p>
                <text:list>
                  <text:list-item>
                    <text:p>Case study has started</text:p>
                  </text:list-item>
                  <text:list-item>
                    <text:p>Boundary conditions for production?</text:p>
                  </text:list-item>
                  <text:list-item>
                    <text:p>One case study on the safety (insitu combustion scenario)</text:p>
                  </text:list-item>
                  <text:list-item>
                    <text:p>Insitu combustion in LC; a literature study (public domai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ydrogen and methanol stor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[Bio]chemical reactions are important</text:p>
                <text:list>
                  <text:list-item>
                    <text:p>Discussion with Moein</text:p>
                  </text:list-item>
                  <text:list-item>
                    <text:p>My simulator works with biological re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grading industrial collaboration</text:p>
                <text:list>
                  <text:list-item>
                    <text:p>Contact possible industrial partners?</text:p>
                    <text:list>
                      <text:list-item>
                        <text:p>My contacts in Total and Equinor</text:p>
                      </text:list-item>
                    </text:list>
                  </text:list-item>
                  <text:list-item>
                    <text:p>Academic collaborations?</text:p>
                    <text:list>
                      <text:list-item>
                        <text:p>TU Delft, University of Stavanger</text:p>
                      </text:list-item>
                    </text:list>
                  </text:list-item>
                </text:list>
              </text:list-item>
              <text:list-item>
                <text:p>Still a gray zone, not yet within the scientific framework; hydrogen project in the centre;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4:15:22.615848936</meta:creation-date>
    <dc:date>2020-12-17T15:02:38.439040208</dc:date>
    <meta:editing-duration>PT6M45S</meta:editing-duration>
    <meta:editing-cycles>1</meta:editing-cycles>
    <meta:document-statistic meta:object-count="37"/>
    <meta:generator>LibreOffice/6.4.6.2$Linux_X86_64 LibreOffice_project/40$Build-2</meta:generator>
  </office:meta>
</office:document-meta>
</file>